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rsid="00eb889c" officeooo:paragraph-rsid="011b4285"/>
    </style:style>
    <style:style style:name="P3" style:family="paragraph" style:parent-style-name="Text_20_body">
      <style:text-properties officeooo:rsid="011b4285" officeooo:paragraph-rsid="011b4285"/>
    </style:style>
    <style:style style:name="P4" style:family="paragraph" style:parent-style-name="Heading_20_1">
      <style:text-properties officeooo:rsid="011b4285"/>
    </style:style>
    <style:style style:name="T1" style:family="text">
      <style:text-properties officeooo:rsid="00e91d1a"/>
    </style:style>
    <style:style style:name="T2" style:family="text">
      <style:text-properties officeooo:rsid="011bb5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">Using “pins” library</text:span></text:h>
      <text:p text:style-name="P1">190<text:span text:style-name="T1">918</text:span>, updated <text:span text:style-name="T1">18</text:span>.<text:span text:style-name="T1">9</text:span>.2019/pekka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8T05:54:38.416799123</dc:date>
    <meta:editing-duration>P2DT10H33M55S</meta:editing-duration>
    <meta:editing-cycles>235</meta:editing-cycles>
    <meta:generator>LibreOffice/6.2.4.2$Linux_X86_64 LibreOffice_project/20$Build-2</meta:generator>
    <meta:document-statistic meta:table-count="0" meta:image-count="0" meta:object-count="0" meta:page-count="1" meta:paragraph-count="2" meta:word-count="6" meta:character-count="51" meta:non-whitespace-character-count="47"/>
  </office:meta>
</office:document-meta>
</file>